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hread">
      <style:graphic-properties fo:min-height="7.95cm" fo:min-width="13.2cm"/>
      <style:paragraph-properties style:writing-mode="lr-tb"/>
    </style:style>
    <style:style style:name="gr2" style:family="graphic" style:parent-style-name="thread">
      <style:graphic-properties draw:textarea-vertical-align="top" draw:auto-grow-height="false" fo:min-height="15.15cm" fo:min-width="25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4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7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4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5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7.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8.6cm"/>
      <style:paragraph-properties style:writing-mode="lr-tb"/>
    </style:style>
    <style:style style:name="gr11" style:family="graphic" style:parent-style-name="call_20_without_20_data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94cm" fo:min-width="6.006cm"/>
      <style:paragraph-properties style:writing-mode="lr-tb"/>
    </style:style>
    <style:style style:name="gr13" style:family="graphic" style:parent-style-name="call_20_without_20_data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call_20_without_20_data">
      <style:graphic-properties draw:stroke="none" draw:fill="none" fo:min-height="0.396cm"/>
      <style:paragraph-properties style:writing-mode="lr-tb"/>
    </style:style>
    <style:style style:name="gr15" style:family="graphic" style:parent-style-name="thread">
      <style:graphic-properties fo:min-height="7.85cm" fo:min-width="27.6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1.55cm" fo:min-width="4.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4.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5.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1.50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4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8.2cm" svg:x="19.4cm" svg:y="22.5cm">
          <text:p text:style-name="P1">Update thread (60 fps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1cm" svg:height="15.4cm" svg:x="20.2cm" svg:y="5.9cm">
          <text:p text:style-name="P1">Uwebsocket thread pool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4cm" svg:height="1.9cm" svg:x="37.3cm" svg:y="9.7cm">
          <text:p text:style-name="P1">messages.cpp </text:p>
          <text:p text:style-name="P1"><text:span text:style-name="T1">handler dispatcher</text:span></text:p>
          <text:p text:style-name="P1">.message(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7.8cm" svg:height="1.5cm" svg:x="35.5cm" svg:y="13.4cm">
          <text:p text:style-name="P1">apps/etherpaint/main.cpp</text:p>
          <text:p text:style-name="P1"><text:span text:style-name="T1">Event handlers for etherpaint</text:span></text:p>
          <text:p text:style-name="P1">handlers[event::EventUnion_DrawIncrement]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0cm" svg:y1="11.6cm" svg:x2="39.4cm" svg:y2="13.4cm" draw:start-shape="id1" draw:start-glue-point="2" draw:end-shape="id2" draw:end-glue-point="0" svg:d="M40000 11600l-600 1800" svg:viewBox="0 0 601 1801">
          <text:p text:style-name="P1">msg_type &amp; msg</text:p>
        </draw:connector>
        <draw:custom-shape draw:style-name="gr6" draw:text-style-name="P1" xml:id="id3" draw:id="id3" draw:layer="layout" svg:width="10.5cm" svg:height="1.6cm" svg:x="34.3cm" svg:y="18cm">
          <text:p text:style-name="P1">SharedSessionPaper.cpp</text:p>
          <text:p text:style-name="P1"><text:span text:style-name="T2">Add increment to correct paper</text:span></text:p>
          <text:p text:style-name="P1"><text:s text:c="8"/>shared_session_paper-&gt;addDrawIncrement(draw_increment);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9.4cm" svg:y1="14.9cm" svg:x2="39.55cm" svg:y2="18cm" draw:start-shape="id2" draw:end-shape="id3" svg:d="M39400 14900l150 3100" svg:viewBox="0 0 151 3101">
          <text:p text:style-name="P1"><text:s/>event::DrawIncrement *draw_increment</text:p>
        </draw:connector>
        <draw:connector draw:style-name="gr5" draw:text-style-name="P2" draw:layer="layout" draw:type="line" svg:x1="39.55cm" svg:y1="19.6cm" svg:x2="38.8cm" svg:y2="25.1cm" draw:start-shape="id3" draw:end-shape="id4" svg:d="M39550 19600l-750 5500" svg:viewBox="0 0 751 5501">
          <text:p text:style-name="P1">add_event(*draw_increment)</text:p>
        </draw:connector>
        <draw:custom-shape draw:style-name="gr7" draw:text-style-name="P1" xml:id="id5" draw:id="id5" draw:layer="layout" svg:width="5.3cm" svg:height="1.5cm" svg:x="30.1cm" svg:y="7.1cm">
          <text:p text:style-name="P1">Uwebsockets framework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5.4cm" svg:y1="7.85cm" svg:x2="37.3cm" svg:y2="10.65cm" draw:start-shape="id5" draw:start-glue-point="1" draw:end-shape="id1" draw:end-glue-point="3" svg:d="M35400 7850l1900 2800" svg:viewBox="0 0 1901 2801">
          <text:p text:style-name="P1">std::string_view message_buffer</text:p>
        </draw:connector>
        <draw:custom-shape draw:style-name="gr8" draw:text-style-name="P1" xml:id="id4" draw:id="id4" draw:layer="layout" svg:width="8.2cm" svg:height="1.6cm" svg:x="34.7cm" svg:y="25.1cm">
          <text:p text:style-name="P1"><text:s/>msg_builder</text:p>
          <text:p text:style-name="P1"><text:span text:style-name="T1">“</text:span><text:span text:style-name="T1">frame” bu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8.2cm" svg:height="1.6cm" svg:x="41cm" svg:y="27.9cm">
          <text:p text:style-name="P1"><text:s/>msg_builder_storage</text:p>
          <text:p text:style-name="P1"><text:span text:style-name="T1">Storage bu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4.8cm" svg:y1="18.8cm" svg:x2="45.1cm" svg:y2="27.9cm" draw:start-shape="id3" draw:end-shape="id6" svg:d="M44800 18800l300 9100" svg:viewBox="0 0 301 9101">
          <text:p text:style-name="P1">add_event(*draw_increment)</text:p>
        </draw:connector>
        <draw:custom-shape draw:style-name="gr9" draw:text-style-name="P1" xml:id="id7" draw:id="id7" draw:layer="layout" svg:width="8.1cm" svg:height="1.7cm" svg:x="21.3cm" svg:y="27.9cm">
          <text:p text:style-name="P1">SharedSessionPaper::update_thread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9.1cm" svg:height="2.1cm" svg:x="20.6cm" svg:y="24.1cm">
          <text:p text:style-name="P1">send_frame()</text:p>
          <text:p text:style-name="P1"><text:span text:style-name="T1">Collects cursors and msg_builder buffers</text:span></text:p>
          <text:p text:style-name="P1"><text:span text:style-name="T1">and queues the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25.35cm" svg:y1="27.9cm" svg:x2="25.15cm" svg:y2="26.2cm" draw:start-shape="id7" draw:end-shape="id8" draw:end-glue-point="2" svg:d="M25350 27900l-200-1700" svg:viewBox="0 0 201 1701">
          <text:p/>
        </draw:connector>
        <draw:custom-shape draw:style-name="gr12" draw:text-style-name="P1" xml:id="id9" draw:id="id9" draw:layer="layout" svg:width="9.2cm" svg:height="1.9cm" svg:x="3.2cm" svg:y="18.1cm">
          <text:p text:style-name="P1">std::deque&lt;std::shared_ptr&lt;MsgSerialized&gt;&gt; msg_queue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4.7cm" svg:y1="25.9cm" svg:x2="29.7cm" svg:y2="25.15cm" draw:start-shape="id4" draw:end-shape="id8" svg:d="M34700 25900l-5000-750" svg:viewBox="0 0 5001 751">
          <text:p text:style-name="P1">msg_serialized</text:p>
        </draw:connector>
        <draw:custom-shape draw:style-name="gr13" draw:text-style-name="P1" xml:id="id10" draw:id="id10" draw:layer="layout" svg:width="8cm" svg:height="2cm" svg:x="21cm" svg:y="10.1cm">
          <text:p text:style-name="P1">msg_session_paper→send_queue()</text:p>
          <text:p text:style-name="P3"><text:span text:style-name="T1">Sends all queued message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4cm" svg:y1="19.05cm" svg:x2="21cm" svg:y2="11.1cm" draw:start-shape="id9" draw:start-glue-point="1" draw:end-shape="id10" svg:d="M12400 19050l8600-7950" svg:viewBox="0 0 8601 7951">
          <text:p text:style-name="P1">msg_serialized</text:p>
        </draw:connector>
        <draw:connector draw:style-name="gr5" draw:text-style-name="P2" draw:layer="layout" draw:type="line" svg:x1="29cm" svg:y1="11.1cm" svg:x2="30.1cm" svg:y2="7.85cm" draw:start-shape="id10" draw:start-glue-point="1" draw:end-shape="id5" svg:d="M29000 11100l1100-3250" svg:viewBox="0 0 1101 3251">
          <text:p text:style-name="P1">ws-&gt;send()</text:p>
        </draw:connector>
        <draw:frame draw:style-name="gr14" draw:text-style-name="P4" draw:layer="layout" svg:width="8.008cm" svg:height="0.646cm" svg:x="30.708cm" svg:y="19.781cm">
          <draw:text-box>
            <text:p>msg_session_paper-&gt;enqueue(msg_serialized);</text:p>
          </draw:text-box>
        </draw:frame>
        <draw:connector draw:style-name="gr5" draw:text-style-name="P2" draw:layer="layout" draw:type="line" svg:x1="20.6cm" svg:y1="25.15cm" svg:x2="12.4cm" svg:y2="19.05cm" draw:start-shape="id8" draw:end-shape="id9" draw:end-glue-point="1" svg:d="M20600 25150l-8200-6100" svg:viewBox="0 0 8201 6101">
          <text:p text:style-name="P1">msg_session_paper-&gt;enqueue(msg_serialized);</text:p>
        </draw:connector>
        <draw:custom-shape draw:style-name="gr15" draw:text-style-name="P1" draw:layer="layout" svg:width="28.1cm" svg:height="8.1cm" svg:x="19.2cm" svg:y="31.5cm">
          <text:p text:style-name="P1">IO thread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5.3cm" svg:height="1.8cm" svg:x="30.5cm" svg:y="32.1cm">
          <text:p text:style-name="P1">io_thread()</text:p>
          <text:p text:style-name="P1"><text:span text:style-name="T1">Does slow </text:span><text:span text:style-name="T1">io stuff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2" draw:id="id12" draw:layer="layout" svg:width="4.6cm" svg:height="1.3cm" svg:x="30.3cm" svg:y="35cm">
          <text:p text:style-name="P1">store_all()</text:p>
          <draw:enhanced-geometry svg:viewBox="0 0 21600 21600" draw:type="rectangle" draw:enhanced-path="M 0 0 L 21600 0 21600 21600 0 21600 0 0 Z N"/>
        </draw:custom-shape>
        <draw:custom-shape draw:style-name="gr18" draw:text-style-name="P1" xml:id="id13" draw:id="id13" draw:layer="layout" svg:width="6.3cm" svg:height="1.8cm" svg:x="36.3cm" svg:y="36.2cm">
          <text:p text:style-name="P1">shared_session_paper→store();</text:p>
          <text:p text:style-name="P1"><text:span text:style-name="T1">Called once every 5 seconds.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33.15cm" svg:y1="33.9cm" svg:x2="32.6cm" svg:y2="35cm" draw:start-shape="id11" draw:end-shape="id12" draw:end-glue-point="0" svg:d="M33150 33900l-550 1100" svg:viewBox="0 0 551 1101">
          <text:p/>
        </draw:connector>
        <draw:connector draw:style-name="gr11" draw:text-style-name="P1" draw:layer="layout" draw:type="line" svg:x1="34.9cm" svg:y1="35.65cm" svg:x2="36.3cm" svg:y2="37.1cm" draw:start-shape="id12" draw:end-shape="id13" svg:d="M34900 35650l1400 1450" svg:viewBox="0 0 1401 1451">
          <text:p/>
        </draw:connector>
        <draw:connector draw:style-name="gr5" draw:text-style-name="P2" draw:layer="layout" draw:type="line" svg:x1="41cm" svg:y1="28.7cm" svg:x2="39.45cm" svg:y2="36.2cm" draw:start-shape="id6" draw:end-shape="id13" svg:d="M41000 28700l-1550 7500" svg:viewBox="0 0 1551 7501">
          <text:p text:style-name="P1">msg_serialized</text:p>
        </draw:connector>
        <draw:custom-shape draw:style-name="gr19" draw:text-style-name="P1" xml:id="id14" draw:id="id14" draw:layer="layout" svg:width="2cm" svg:height="2.4cm" svg:x="31.5cm" svg:y="41.5cm">
          <text:p text:style-name="P1">Paper</text:p>
          <text:p text:style-name="P1">fi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36.3cm" svg:y1="37.1cm" svg:x2="32.5cm" svg:y2="41.5cm" draw:start-shape="id13" draw:end-shape="id14" svg:d="M36300 37100l-3800 4400" svg:viewBox="0 0 3801 4401">
          <text:p text:style-name="P1">write</text:p>
        </draw:connector>
        <draw:custom-shape draw:style-name="gr20" draw:text-style-name="P1" xml:id="id16" draw:id="id16" draw:layer="layout" svg:width="3.5cm" svg:height="1.2cm" svg:x="25.2cm" svg:y="32.4cm">
          <text:p text:style-name="P1">stream_all()</text:p>
          <draw:enhanced-geometry svg:viewBox="0 0 21600 21600" draw:type="rectangle" draw:enhanced-path="M 0 0 L 21600 0 21600 21600 0 21600 0 0 Z N"/>
        </draw:custom-shape>
        <draw:custom-shape draw:style-name="gr21" draw:text-style-name="P1" xml:id="id15" draw:id="id15" draw:layer="layout" svg:width="4.6cm" svg:height="1.7cm" svg:x="19.6cm" svg:y="34.7cm">
          <text:p text:style-name="P1">stream(msg_session_paper)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2.5cm" svg:y1="41.5cm" svg:x2="24.2cm" svg:y2="35.55cm" draw:start-shape="id14" draw:end-shape="id15" svg:d="M32500 41500l-8300-5950" svg:viewBox="0 0 8301 5951">
          <text:p text:style-name="P1">read</text:p>
        </draw:connector>
        <draw:connector draw:style-name="gr11" draw:text-style-name="P1" draw:layer="layout" draw:type="line" svg:x1="30.5cm" svg:y1="33cm" svg:x2="28.7cm" svg:y2="33cm" draw:start-shape="id11" draw:end-shape="id16" svg:d="M30500 33000h-1800" svg:viewBox="0 0 1801 1">
          <text:p/>
        </draw:connector>
        <draw:connector draw:style-name="gr11" draw:text-style-name="P1" draw:layer="layout" draw:type="line" svg:x1="25.2cm" svg:y1="33cm" svg:x2="24.2cm" svg:y2="35.55cm" draw:start-shape="id16" draw:start-glue-point="3" draw:end-shape="id15" svg:d="M25200 33000l-1000 2550" svg:viewBox="0 0 1001 2551">
          <text:p/>
        </draw:connector>
        <draw:connector draw:style-name="gr5" draw:text-style-name="P2" draw:layer="layout" draw:type="line" svg:x1="19.6cm" svg:y1="35.55cm" svg:x2="12.4cm" svg:y2="19.05cm" draw:start-shape="id15" draw:start-glue-point="3" draw:end-shape="id9" svg:d="M19600 35550l-7200-16500" svg:viewBox="0 0 7201 16501">
          <text:p text:style-name="P1"><text:s text:c="4"/>msg_session_paper-&gt;enqueue(msg_serialized);</text:p>
          <text:p text:style-name="P1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hread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e6e6e6" draw:textarea-horizontal-align="left" draw:textarea-vertical-align="top" draw:auto-grow-height="false" draw:measure-align="inside" draw:measure-vertical-align="center" draw:parallel="true"/>
      <style:paragraph-properties fo:margin-top="0cm" fo:margin-bottom="0cm">
        <style:tab-stops/>
      </style:paragraph-properties>
      <style:text-properties fo:font-size="14pt" fo:font-weight="bold"/>
    </style:style>
    <style:style style:name="call_20_without_20_data" style:display-name="call without data" style:family="graphic" style:parent-style-name="standard">
      <style:graphic-properties draw:stroke="dash" draw:stroke-dash="Fine_20_Dashed" svg:stroke-color="#000000" draw:marker-end="Arrow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4:08:37.267257240</meta:creation-date>
    <dc:date>2020-09-25T19:33:53.594692491</dc:date>
    <meta:editing-duration>PT4H54M37S</meta:editing-duration>
    <meta:editing-cycles>20</meta:editing-cycles>
    <meta:generator>LibreOffice/6.4.6.2$Linux_X86_64 LibreOffice_project/40$Build-2</meta:generator>
    <meta:document-statistic meta:object-count="38"/>
  </office:meta>
</office:document-meta>
</file>